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d5f34" officeooo:paragraph-rsid="000d5f3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06bdb" officeooo:paragraph-rsid="00106bdb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4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6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1578e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6911"/>
    </style:style>
    <style:style style:name="T17" style:family="text">
      <style:text-properties officeooo:rsid="000dd4f8"/>
    </style:style>
    <style:style style:name="T18" style:family="text">
      <style:text-properties officeooo:rsid="000e4c35"/>
    </style:style>
    <style:style style:name="T19" style:family="text">
      <style:text-properties officeooo:rsid="000ea5e8"/>
    </style:style>
    <style:style style:name="T20" style:family="text">
      <style:text-properties officeooo:rsid="00106bdb"/>
    </style:style>
    <style:style style:name="T21" style:family="text">
      <style:text-properties officeooo:rsid="0010877d"/>
    </style:style>
    <style:style style:name="T22" style:family="text">
      <style:text-properties officeooo:rsid="0011578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1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5">Chaga Ale</text:span> <text:s text:c="64"/></text:p>
      <text:p text:style-name="P8">Brew Date: <text:s text:c="6"/><text:span text:style-name="T15">Apr 10'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</text:span><text:span text:style-name="T5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6" svg:x1="1.543cm" svg:y1="0.624cm" svg:x2="1.622cm" svg:y2="6.577cm"><text:p/></draw:line><draw:line text:anchor-type="paragraph" draw:z-index="5" draw:style-name="gr2" draw:text-style-name="P26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9">16 <text:s text:c="6"/># <text:s text:c="5"/>Pale</text:p>
      <text:p text:style-name="P9">8 <text:s text:c="8"/># <text:s text:c="5"/>Bisquit</text:p>
      <text:p text:style-name="P9">2 <text:s text:c="9"/># <text:s text:c="5"/>Wheat</text:p>
      <text:p text:style-name="P7"><text:s/>1 <text:s text:c="15"/>Tsp NaCl (mash)</text:p>
      <text:p text:style-name="P7"><draw:custom-shape text:anchor-type="paragraph" draw:z-index="2" draw:style-name="gr1" draw:text-style-name="P26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22"><draw:line text:anchor-type="paragraph" draw:z-index="4" draw:style-name="gr2" draw:text-style-name="P26" svg:x1="1.623cm" svg:y1="0.626cm" svg:x2="1.702cm" svg:y2="0.6cm"><text:p/></draw:line> <text:s text:c="4"/>Irish Moss</text:p>
      <text:p text:style-name="P23"><text:s text:c="13"/><text:span text:style-name="T15">Nottingham</text:span></text:p>
      <text:p text:style-name="P7"/>
      <text:p text:style-name="P7"/>
      <text:p text:style-name="P7"/>
      <text:p text:style-name="P7"><draw:line text:anchor-type="paragraph" draw:z-index="7" draw:style-name="gr2" draw:text-style-name="P26" svg:x1="7.497cm" svg:y1="0.564cm" svg:x2="7.576cm" svg:y2="4.004cm"><text:p/></draw:line>Qt <text:s/>oz/g <text:s text:c="2"/>Hop/Seasoning <text:s text:c="14"/><text:span text:style-name="T13">Time</text:span></text:p>
      <text:p text:style-name="P18"><draw:line text:anchor-type="paragraph" draw:z-index="6" draw:style-name="gr2" draw:text-style-name="P26" svg:x1="2.549cm" svg:y1="0.012cm" svg:x2="2.628cm" svg:y2="3.452cm"><text:p/></draw:line> <text:span text:style-name="T15">56 <text:s text:c="3"/>g <text:s text:c="7"/>NB <text:s text:c="25"/>90 min</text:span></text:p>
      <text:p text:style-name="P19"><text:s text:c="2"/><text:span text:style-name="T15">75 <text:s text:c="3"/>g <text:s text:c="6"/>NB <text:s text:c="26"/>15 min</text:span></text:p>
      <text:p text:style-name="P19"/>
      <text:p text:style-name="P20">500 ml <text:s text:c="7"/>dark chaga tea <text:s text:c="4"/>flame out</text:p>
      <text:p text:style-name="P19"/>
      <text:p text:style-name="P2"><text:span text:style-name="T10"><text:s text:c="45"/></text:span><text:span text:style-name="T4"><text:s text:c="762"/></text:span><text:span text:style-name="T7">Stage <text:s text:c="13"/>Date <text:s text:c="17"/></text:span></text:p>
      <text:p text:style-name="P10">Primary: <text:span text:style-name="T20">Apr 10'16</text:span></text:p>
      <text:p text:style-name="P10">Racked:<text:tab/><text:tab/><text:tab/><text:tab/><text:tab/><text:tab/></text:p>
      <text:p text:style-name="P10">Racked:</text:p>
      <text:p text:style-name="P10">Bottled:<text:tab/><text:tab/><text:tab/><text:tab/><text:tab/><text:tab/></text:p>
      <text:p text:style-name="P10">Kegged:</text:p>
      <text:p text:style-name="P10">Re-Kegged:</text:p>
      <text:p text:style-name="P1"><text:span text:style-name="T7">Purged:</text:span><text:span text:style-name="T3"><text:tab/><text:tab/><text:tab/><text:tab/><text:tab/><text:tab/>Charged:</text:span></text:p>
      <text:p text:style-name="P10"/>
      <text:p text:style-name="P10"/>
      <text:p text:style-name="P10"/>
      <text:p text:style-name="P10"><text:soft-page-break/></text:p>
      <text:p text:style-name="P10"/>
      <text:p text:style-name="P10">Start Time:<text:span text:style-name="T15">7am </text:span></text:p>
      <text:p text:style-name="P10">Fill mash tun:<text:tab/><text:span text:style-name="T15">Sat</text:span></text:p>
      <text:p text:style-name="P10">Fill sparge kettle: <text:span text:style-name="T15">Sat</text:span><text:tab/><text:tab/><text:tab/><text:tab/><text:tab/></text:p>
      <text:p text:style-name="P10">Fire burners:<text:span text:style-name="T15">7</text:span> am</text:p>
      <text:p text:style-name="P10">Heat Mash Tun : Target Temp: 1<text:span text:style-name="T14">50</text:span> <text:s text:c="4"/></text:p>
      <text:p text:style-name="P10">Heat Sparge Kettle: Target Temp: 1<text:span text:style-name="T14">55</text:span></text:p>
      <text:p text:style-name="P10">Target Temp (Mash): 15<text:span text:style-name="T14">0</text:span></text:p>
      <text:p text:style-name="P10">Grind grain: <text:s text:c="3"/><text:span text:style-name="T15">8am</text:span></text:p>
      <text:p text:style-name="P10">sparge temp:<text:span text:style-name="T15">170</text:span></text:p>
      <text:p text:style-name="P10">Strike Temp: <text:span text:style-name="T15">150</text:span></text:p>
      <text:p text:style-name="P10">pump temp: <text:s/><text:span text:style-name="T15">150</text:span></text:p>
      <text:p text:style-name="P17">Temp: 140</text:p>
      <text:p text:style-name="P10">Mash in: <text:span text:style-name="T15">8:28am</text:span></text:p>
      <text:p text:style-name="P10">Mash: Duration: <text:span text:style-name="T15">90</text:span> <text:s text:c="6"/>minutes <text:s text:c="7"/></text:p>
      <text:p text:style-name="P10">Start: <text:s text:c="2"/><text:span text:style-name="T15">8:30</text:span> <text:s text:c="5"/>Finish: <text:span text:style-name="T16">10am</text:span></text:p>
      <text:p text:style-name="P10">Heat (to deactivate enzymes)<text:tab/><text:tab/></text:p>
      <text:p text:style-name="P12"><draw:frame draw:style-name="fr3" draw:name="Object2" text:anchor-type="paragraph" svg:x="8.317cm" svg:y="0.337cm" svg:width="12.557cm" svg:height="8.999cm" draw:z-index="8"><draw:object xlink:href="./Object 3" xlink:type="simple" xlink:show="embed" xlink:actuate="onLoad"/><draw:image xlink:href="./ObjectReplacements/Object 3" xlink:type="simple" xlink:show="embed" xlink:actuate="onLoad"/></draw:frame>Target Temp: 168 <text:s text:c="2"/></text:p>
      <text:p text:style-name="P12">Start: <text:span text:style-name="T16">10am</text:span> <text:s text:c="6"/></text:p>
      <text:p text:style-name="P10">Finish: <text:s/></text:p>
      <text:p text:style-name="P10">Heat Sparge H20 (Target175◦) <text:s text:c="7"/></text:p>
      <text:p text:style-name="P13">Sparge: </text:p>
      <text:p text:style-name="P13">Start: <text:s/><text:span text:style-name="T17">10:21am</text:span></text:p>
      <text:p text:style-name="P16">Finish: <text:span text:style-name="T17">11:10am </text:span></text:p>
      <text:p text:style-name="P16">Wort collected: <text:s text:c="2"/></text:p>
      <text:p text:style-name="P25">full kettle+12 qts</text:p>
      <text:p text:style-name="P10">Boil : Burner On: <text:s/></text:p>
      <text:p text:style-name="P10">Rolling Boil: <text:s text:c="3"/></text:p>
      <text:p text:style-name="P14">Hops In:<text:span text:style-name="T18">11:25</text:span> <text:s text:c="21"/></text:p>
      <text:p text:style-name="P14">Hops In: <text:span text:style-name="T19">12:40</text:span> <text:s text:c="5"/></text:p>
      <text:p text:style-name="P14">Duration: 90 min <text:s/></text:p>
      <text:p text:style-name="P14">Start: <text:s/><text:span text:style-name="T18">11:25</text:span></text:p>
      <text:p text:style-name="P10">Finish: <text:s/><text:span text:style-name="T18">12:55pm</text:span> <text:s text:c="4"/></text:p>
      <text:p text:style-name="P10">Burner Off: <text:span text:style-name="T18">12:55</text:span></text:p>
      <text:p text:style-name="P10">Rest 15 min <text:s text:c="7"/></text:p>
      <text:p text:style-name="P10">Pump and chill: <text:s text:c="3"/><text:span text:style-name="T18">1:10</text:span> </text:p>
      <text:p text:style-name="P15">Start: <text:s text:c="2"/><text:span text:style-name="T20">1:10</text:span> <text:s text:c="16"/></text:p>
      <text:p text:style-name="P15">Finish: <text:s text:c="3"/><text:span text:style-name="T21">1:20</text:span> <text:s/></text:p>
      <text:p text:style-name="P10">OG : <text:s text:c="2"/><text:span text:style-name="T21">1.062</text:span></text:p>
      <text:p text:style-name="P11">Yeast: <text:span text:style-name="T12">Nottingham</text:span><text:span text:style-name="T11"> Yeast</text:span> <text:s/></text:p>
      <text:p text:style-name="P10">Irish Moss</text:p>
      <text:p text:style-name="P5">Notes: <text:span text:style-name="T22">all went smooth/ tested new outspout w/aerator; needs to be shorter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10T13:49:00.974534928</dc:date>
    <meta:editing-duration>PT2M9S</meta:editing-duration>
    <meta:editing-cycles>10</meta:editing-cycles>
    <meta:document-statistic meta:table-count="0" meta:image-count="0" meta:object-count="3" meta:page-count="2" meta:paragraph-count="67" meta:word-count="202" meta:character-count="2502" meta:non-whitespace-character-count="9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56cm" svg:height="8.999cm" xlink:href="." xlink:type="simple" chart:class="chart:line" chart:style-name="ch1">
        <chart:title svg:x="3.522cm" svg:y="0.315cm" chart:style-name="ch2">
          <text:p>Chaga Brown Ale Apr 10'16</text:p>
        </chart:title>
        <chart:legend chart:legend-position="end" svg:x="9.889cm" svg:y="3.702cm" style:legend-expansion="high" chart:style-name="ch3"/>
        <chart:plot-area chart:style-name="ch4" chart:data-source-has-labels="both" svg:x="1.262cm" svg:y="1.299cm" svg:width="8.376cm" svg:height="6.54cm">
          <chartooo:coordinate-region svg:x="2.413cm" svg:y="1.498cm" svg:width="7.225cm" svg:height="5.296cm"/>
          <chart:axis chart:dimension="x" chart:name="primary-x" chart:style-name="ch5" chartooo:axis-type="auto">
            <chartooo:date-scale/>
            <chart:title svg:x="5.088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